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接受漂书模块功能设计</text:p>
      <text:p text:style-name="P1"/>
      <text:p text:style-name="P2">一、功能概述</text:p>
      <text:p text:style-name="P2"><text:s text:c="7"/>模块用于用户在搜索到需要的图书之后，进行接受漂书的相关功能操作。即当用户在网站搜索到希望阅读的图书之后，向图书的当前主人发出申请，而图书的当前主人在与用户沟通之后，如果决定将图书传递给该申请用户，则进行漂书启动的操作，同时该本图书将从等待漂流的状态转移至漂流状态。</text:p>
      <text:p text:style-name="P2"/>
      <text:p text:style-name="P2">二、数据模型与操作说明</text:p>
      <text:p text:style-name="P2"><text:s text:c="7"/>该模块所涉及的数据模型主要与图书漂流状态相关，在网站设定中，图书漂流状态有如下几种：0、默认状态；1、漂书发布状态；2、漂书启动/漂书进行状态；3、漂书接收状态；4、漂书关闭状态。共五种状态。</text:p>
      <text:p text:style-name="P2"/>
      <text:p text:style-name="P2">图书状态数据模型</text:p>
      <text:p text:style-name="P2"/>
      <text:p text:style-name="P2"><text:s text:c="7"/>owner：integer，</text:p>
      <text:p text:style-name="P2"><text:s text:c="7"/>book：integer，</text:p>
      <text:p text:style-name="P2"><text:s text:c="7"/>status：integer</text:p>
      <text:p text:style-name="P2"/>
      <text:p text:style-name="P2">图书状态更改路线与操作说明：</text:p>
      <text:p text:style-name="P2"/>
      <text:p text:style-name="P2">1）默认状态</text:p>
      <text:p text:style-name="P2"><text:s text:c="7"/>当图书拥有者登记图书以后，图书即拥有了默认状态，标识图书记录在网站数据库内，这是每一本图书的初始状态。该状态用0表示。该状态下的图书不会被用来进行漂书操作，只能被用户检索到。</text:p>
      <text:p text:style-name="P2"/>
      <text:p text:style-name="P2">2）漂书发布状态</text:p>
      <text:p text:style-name="P2"><text:s text:c="7"/>图书拥有者决定发布漂书，图书即从默认状态修改为漂书发布状态。该状态用1表示。</text:p>
      <text:p text:style-name="P2"><text:soft-page-break/></text:p>
      <text:p text:style-name="P2">3）漂书启动/漂书进行状态</text:p>
      <text:p text:style-name="P2"><text:s text:c="7"/>当用户进行漂书接收操作时，图书即从漂书发布状态更新为漂书启动/进行状态。该状态用2表示。需要注意的是，只有处于漂书发布状态的图书才可以被用来进行漂书接收操作。</text:p>
      <text:p text:style-name="P2"/>
      <text:p text:style-name="P2">4）漂书接收状态</text:p>
      <text:p text:style-name="P2"><text:s text:c="7"/>网站的宗旨是为了让用户们可以阅读到更多的图书，同时结识到更多的书友，更方便地交流。同时，由于网站只是一个虚拟的线上平台，并没有能力控制线下的行为，并且控制线下也是不切实际的行为。所以用户接收到图书以后，在网站发布信息成为了唯一证明漂书活动的方式。我们选择撰写阅读笔记作为发布信息的方式。</text:p>
      <text:p text:style-name="P2"><text:s text:c="7"/>当用户发布了相关图书的阅读笔记以后，该图书的状态从漂书启动/进行状态更改为漂书接收状态。该状态用3表示。同时图书的拥有者从上一位用户更改为当前用户。</text:p>
      <text:p text:style-name="P2"/>
      <text:p text:style-name="P2">5）漂书关闭状态</text:p>
      <text:p text:style-name="P2"><text:s text:c="7"/>当图书拥有者处于某种原因，需要将该图书退出漂书活动时，可以采取该操作，将图书从发布状态，和接收状态修改为关闭状态。该状态用4表示。而重新打开漂书时，状态则修改为发布状态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19T21:49:12</meta:creation-date>
    <dc:date>2012-09-22T10:49:42</dc:date>
    <dc:creator>Deng Chao</dc:creator>
    <meta:editing-duration>PT30M6S</meta:editing-duration>
    <meta:editing-cycles>3</meta:editing-cycles>
    <meta:generator>LibreOffice/3.5$Linux_X86_64 LibreOffice_project/350m1$Build-403</meta:generator>
    <meta:document-statistic meta:table-count="0" meta:image-count="0" meta:object-count="0" meta:page-count="2" meta:paragraph-count="21" meta:word-count="344" meta:character-count="953" meta:non-whitespace-character-count="1156"/>
  </office:meta>
</office:document-meta>
</file>